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17C8000007A330000C8BF9B77FFCAF569B09B.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erif" svg:font-family="'Liberation Sans Serif'"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paragraph-properties fo:text-align="end" style:justify-single-word="false"/>
    </style:style>
    <style:style style:name="P6" style:family="paragraph" style:parent-style-name="Heading_20_1">
      <style:paragraph-properties fo:break-before="page"/>
    </style:style>
    <style:style style:name="P7" style:family="paragraph" style:parent-style-name="Horizontal_20_Line" style:master-page-name="First_20_Page">
      <style:paragraph-properties style:page-number="auto"/>
    </style:style>
    <style:style style:name="P8" style:family="paragraph" style:parent-style-name="Standard">
      <style:paragraph-properties fo:text-align="center" style:justify-single-word="false"/>
      <style:text-properties fo:font-size="18pt" fo:font-weight="bold" officeooo:rsid="00106ccb" officeooo:paragraph-rsid="00106ccb" style:font-size-asian="15.75pt" style:font-weight-asian="bold" style:font-size-complex="18pt" style:font-weight-complex="bold"/>
    </style:style>
    <style:style style:name="P9" style:family="paragraph" style:parent-style-name="Standard">
      <style:paragraph-properties fo:text-align="end" style:justify-single-word="false"/>
      <style:text-properties fo:font-size="18pt" fo:font-weight="bold" officeooo:rsid="00106ccb" officeooo:paragraph-rsid="00106ccb" style:font-size-asian="15.75pt" style:font-weight-asian="bold" style:font-size-complex="18pt" style:font-weight-complex="bold"/>
    </style:style>
    <style:style style:name="P10" style:family="paragraph" style:parent-style-name="Standard">
      <style:paragraph-properties fo:text-align="center" style:justify-single-word="false"/>
      <style:text-properties fo:font-size="22pt" fo:font-weight="bold" officeooo:rsid="00106ccb" officeooo:paragraph-rsid="00106ccb" style:font-size-asian="22pt" style:font-weight-asian="bold" style:font-size-complex="22pt" style:font-weight-complex="bold"/>
    </style:style>
    <style:style style:name="P11" style:family="paragraph" style:parent-style-name="Standard">
      <style:paragraph-properties fo:text-align="end" style:justify-single-word="false"/>
      <style:text-properties officeooo:paragraph-rsid="00106ccb"/>
    </style:style>
    <style:style style:name="P12" style:family="paragraph" style:parent-style-name="Standard">
      <style:paragraph-properties fo:text-align="center" style:justify-single-word="false"/>
      <style:text-properties fo:font-size="28pt" fo:font-weight="bold" officeooo:rsid="00106ccb" officeooo:paragraph-rsid="00106ccb" style:font-size-asian="28pt" style:font-weight-asian="bold" style:font-size-complex="28pt" style:font-weight-complex="bold"/>
    </style:style>
    <style:style style:name="P13" style:family="paragraph" style:parent-style-name="Standard" style:list-style-name="L6">
      <style:paragraph-properties fo:text-align="start" style:justify-single-word="false"/>
      <style:text-properties fo:font-size="12pt" fo:font-weight="bold" officeooo:rsid="001dea16" officeooo:paragraph-rsid="001dea16"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12pt" fo:font-weight="bold" officeooo:rsid="0020755c" officeooo:paragraph-rsid="0020755c" style:font-size-asian="10.5pt" style:font-weight-asian="bold" style:font-size-complex="12pt" style:font-weight-complex="bold"/>
    </style:style>
    <style:style style:name="P15" style:family="paragraph" style:parent-style-name="Standard" style:list-style-name="L11">
      <style:paragraph-properties fo:text-align="start" style:justify-single-word="false"/>
      <style:text-properties fo:font-size="12pt" fo:font-weight="bold" officeooo:rsid="0024680b" officeooo:paragraph-rsid="0024680b" style:font-size-asian="10.5pt" style:font-weight-asian="bold" style:font-size-complex="12pt" style:font-weight-complex="bold"/>
    </style:style>
    <style:style style:name="P16" style:family="paragraph" style:parent-style-name="Standard" style:list-style-name="L13">
      <style:paragraph-properties fo:text-align="start" style:justify-single-word="false"/>
      <style:text-properties fo:font-size="12pt" fo:font-weight="bold" officeooo:rsid="0024680b" officeooo:paragraph-rsid="0024680b" style:font-size-asian="10.5pt" style:font-weight-asian="bold" style:font-size-complex="12pt" style:font-weight-complex="bold"/>
    </style:style>
    <style:style style:name="P17" style:family="paragraph" style:parent-style-name="Standard" style:list-style-name="L14">
      <style:paragraph-properties fo:text-align="start" style:justify-single-word="false"/>
      <style:text-properties fo:font-size="12pt" fo:font-weight="bold" officeooo:rsid="0024d715" officeooo:paragraph-rsid="0024d715"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normal" officeooo:rsid="00149dde" officeooo:paragraph-rsid="00149dd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64a41" officeooo:paragraph-rsid="00164a41" style:font-size-asian="10.5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fo:font-size="12pt" fo:font-weight="normal" officeooo:rsid="0018df5f" officeooo:paragraph-rsid="0018df5f" style:font-size-asian="10.5pt" style:font-weight-asian="normal" style:font-size-complex="12pt" style:font-weight-complex="normal"/>
    </style:style>
    <style:style style:name="P21" style:family="paragraph" style:parent-style-name="Standard" style:list-style-name="L4">
      <style:paragraph-properties fo:text-align="start" style:justify-single-word="false"/>
      <style:text-properties fo:font-size="12pt" fo:font-weight="normal" officeooo:rsid="0019cb8f" officeooo:paragraph-rsid="0019cb8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dea16" officeooo:paragraph-rsid="001dea1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24" style:family="paragraph" style:parent-style-name="Standard" style:list-style-name="L8">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25" style:family="paragraph" style:parent-style-name="Standard" style:list-style-name="L9">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1bcc0" officeooo:paragraph-rsid="0021bcc0" style:font-size-asian="10.5pt" style:font-weight-asian="normal" style:font-size-complex="12pt" style:font-weight-complex="normal"/>
    </style:style>
    <style:style style:name="P27" style:family="paragraph" style:parent-style-name="Standard" style:list-style-name="L11">
      <style:paragraph-properties fo:text-align="start" style:justify-single-word="false"/>
      <style:text-properties fo:font-size="12pt" fo:font-weight="normal" officeooo:rsid="00234d60" officeooo:paragraph-rsid="00234d60" style:font-size-asian="10.5pt" style:font-weight-asian="normal" style:font-size-complex="12pt" style:font-weight-complex="normal"/>
    </style:style>
    <style:style style:name="P28" style:family="paragraph" style:parent-style-name="Standard" style:list-style-name="L13">
      <style:paragraph-properties fo:text-align="start" style:justify-single-word="false"/>
      <style:text-properties fo:font-size="12pt" fo:font-weight="normal" officeooo:rsid="00234d60" officeooo:paragraph-rsid="00234d6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49dde" officeooo:paragraph-rsid="00149dd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164a41" officeooo:paragraph-rsid="0024d71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4pt" fo:font-weight="bold" officeooo:rsid="0012bda7" officeooo:paragraph-rsid="0012bda7"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1pt" fo:font-weight="normal" officeooo:rsid="00149dde" officeooo:paragraph-rsid="00149dde" style:font-size-asian="11pt" style:font-weight-asian="normal" style:font-size-complex="11pt" style:font-weight-complex="normal"/>
    </style:style>
    <style:style style:name="P33" style:family="paragraph" style:parent-style-name="Text_20_body">
      <style:text-properties fo:font-size="12pt" fo:font-weight="normal" officeooo:rsid="0012bda7" style:font-size-asian="10.5pt" style:font-weight-asian="normal" style:font-size-complex="12pt" style:font-weight-complex="normal"/>
    </style:style>
    <style:style style:name="T1" style:family="text">
      <style:text-properties fo:font-size="18pt" fo:font-weight="bold" officeooo:rsid="00106ccb" style:font-size-asian="15.75pt" style:font-weight-asian="bold" style:font-size-complex="18pt" style:font-weight-complex="bold"/>
    </style:style>
    <style:style style:name="T2" style:family="text">
      <style:text-properties officeooo:rsid="001b56e2"/>
    </style:style>
    <style:style style:name="T3" style:family="text">
      <style:text-properties fo:font-weight="normal" style:font-weight-asian="normal" style:font-weight-complex="normal"/>
    </style:style>
    <style:style style:name="T4" style:family="text">
      <style:text-properties fo:font-weight="normal" officeooo:rsid="001e8c60" style:font-weight-asian="normal" style:font-weight-complex="normal"/>
    </style:style>
    <style:style style:name="T5" style:family="text">
      <style:text-properties fo:font-weight="normal" officeooo:rsid="0024d715" style:font-weight-asian="normal" style:font-weight-complex="normal"/>
    </style:style>
    <style:style style:name="T6" style:family="text">
      <style:text-properties officeooo:rsid="0020755c"/>
    </style:style>
    <style:style style:name="T7" style:family="text">
      <style:text-properties officeooo:rsid="00234d60"/>
    </style:style>
    <style:style style:name="T8" style:family="text">
      <style:text-properties fo:font-weight="bold" style:font-weight-asian="bold" style:font-weight-complex="bold"/>
    </style:style>
    <style:style style:name="T9" style:family="text">
      <style:text-properties fo:font-weight="bold" officeooo:rsid="00234d60" style:font-weight-asian="bold" style:font-weight-complex="bold"/>
    </style:style>
    <style:style style:name="T10" style:family="text">
      <style:text-properties fo:font-weight="bold" officeooo:rsid="0024680b" style:font-weight-asian="bold" style:font-weight-complex="bold"/>
    </style:style>
    <style:style style:name="T11" style:family="text">
      <style:text-properties officeooo:rsid="0023b371"/>
    </style:style>
    <style:style style:name="T12" style:family="text">
      <style:text-properties officeooo:rsid="0024680b"/>
    </style:style>
    <style:style style:name="T13" style:family="text">
      <style:text-properties style:font-name="Liberation Sans Serif" fo:language="es" fo:country="ES" style:font-name-complex="Calibri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0"/>
      <text:p text:style-name="P12">Especificación de requisitos de software</text:p>
      <text:p text:style-name="P8"/>
      <text:p text:style-name="P8">Omnicare shop</text:p>
      <text:p text:style-name="P8"/>
      <text:p text:style-name="P8"/>
      <text:p text:style-name="P8"/>
      <text:p text:style-name="P9">Versión 1.0</text:p>
      <text:p text:style-name="P9"/>
      <text:p text:style-name="P9">Elaborado por:</text:p>
      <text:p text:style-name="P11"><text:span text:style-name="T1">Kevin Daniel Basto Anquino</text:span></text:p>
      <text:p text:style-name="P3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Índice</text:p>
          </text:index-title>
          <text:p text:style-name="P1"><text:a xlink:type="simple" xlink:href="#__RefHeading___Toc768_2603846042" text:style-name="Index_20_Link" text:visited-style-name="Index_20_Link">1. Introducción<text:tab/>3</text:a></text:p>
          <text:p text:style-name="P2"><text:a xlink:type="simple" xlink:href="#__RefHeading___Toc770_2603846042" text:style-name="Index_20_Link" text:visited-style-name="Index_20_Link">1.1. Propósito<text:tab/>3</text:a></text:p>
          <text:p text:style-name="P2"><text:a xlink:type="simple" xlink:href="#__RefHeading___Toc772_2603846042" text:style-name="Index_20_Link" text:visited-style-name="Index_20_Link">1.2. Ámbito del proyecto<text:tab/>3</text:a></text:p>
          <text:p text:style-name="P2"><text:a xlink:type="simple" xlink:href="#__RefHeading___Toc774_2603846042" text:style-name="Index_20_Link" text:visited-style-name="Index_20_Link">1.3. Definiciones, Acrónimos y abreviaturas<text:tab/>3</text:a></text:p>
          <text:p text:style-name="P2"><text:a xlink:type="simple" xlink:href="#__RefHeading___Toc776_2603846042" text:style-name="Index_20_Link" text:visited-style-name="Index_20_Link">1.4. Referencias<text:tab/>3</text:a></text:p>
          <text:p text:style-name="P2"><text:a xlink:type="simple" xlink:href="#__RefHeading___Toc778_2603846042" text:style-name="Index_20_Link" text:visited-style-name="Index_20_Link">1.5. Visión general del documento<text:tab/>3</text:a></text:p>
          <text:p text:style-name="P2"><text:a xlink:type="simple" xlink:href="#__RefHeading___Toc780_2603846042" text:style-name="Index_20_Link" text:visited-style-name="Index_20_Link">2. Descripción general<text:tab/>3</text:a></text:p>
          <text:p text:style-name="P2"><text:a xlink:type="simple" xlink:href="#__RefHeading___Toc782_2603846042" text:style-name="Index_20_Link" text:visited-style-name="Index_20_Link">2.1. Perspectiva del producto<text:tab/>3</text:a></text:p>
          <text:p text:style-name="P2"><text:a xlink:type="simple" xlink:href="#__RefHeading___Toc784_2603846042" text:style-name="Index_20_Link" text:visited-style-name="Index_20_Link">2.2. Funciones del producto<text:tab/>3</text:a></text:p>
          <text:p text:style-name="P2"><text:a xlink:type="simple" xlink:href="#__RefHeading___Toc786_2603846042" text:style-name="Index_20_Link" text:visited-style-name="Index_20_Link">2.3. Características de los usuarios<text:tab/>4</text:a></text:p>
          <text:p text:style-name="P2"><text:a xlink:type="simple" xlink:href="#__RefHeading___Toc788_2603846042" text:style-name="Index_20_Link" text:visited-style-name="Index_20_Link">2.4. Restricciones<text:tab/>4</text:a></text:p>
          <text:p text:style-name="P2"><text:a xlink:type="simple" xlink:href="#__RefHeading___Toc790_2603846042" text:style-name="Index_20_Link" text:visited-style-name="Index_20_Link">2.5. Suposiciones y dependencias<text:tab/>4</text:a></text:p>
          <text:p text:style-name="P1"><text:a xlink:type="simple" xlink:href="#__RefHeading___Toc792_2603846042" text:style-name="Index_20_Link" text:visited-style-name="Index_20_Link">3. Requisitos Específicos<text:tab/>5</text:a></text:p>
          <text:p text:style-name="P2"><text:a xlink:type="simple" xlink:href="#__RefHeading___Toc794_2603846042" text:style-name="Index_20_Link" text:visited-style-name="Index_20_Link">3.1. Interfaces externas<text:tab/>5</text:a></text:p>
          <text:p text:style-name="P2"><text:a xlink:type="simple" xlink:href="#__RefHeading___Toc796_2603846042" text:style-name="Index_20_Link" text:visited-style-name="Index_20_Link">3.2. Funciones<text:tab/>5</text:a></text:p>
          <text:p text:style-name="P3"><text:a xlink:type="simple" xlink:href="#__RefHeading___Toc798_2603846042" text:style-name="Index_20_Link" text:visited-style-name="Index_20_Link">3.2.1. Requisitos funcionales<text:tab/>5</text:a></text:p>
          <text:p text:style-name="P3"><text:a xlink:type="simple" xlink:href="#__RefHeading___Toc800_2603846042" text:style-name="Index_20_Link" text:visited-style-name="Index_20_Link">3.2.2. Requisitos no funcionales<text:tab/>5</text:a></text:p>
          <text:p text:style-name="P2"><text:a xlink:type="simple" xlink:href="#__RefHeading___Toc802_2603846042" text:style-name="Index_20_Link" text:visited-style-name="Index_20_Link">3.4. Requisitos de diseño<text:tab/>6</text:a></text:p>
        </text:index-body>
      </text:table-of-content>
      <text:p text:style-name="P33"/>
      <text:h text:style-name="P6" text:outline-level="1"><text:bookmark-start text:name="__RefHeading___Toc768_2603846042"/>1. Introducción<text:bookmark-end text:name="__RefHeading___Toc768_2603846042"/></text:h>
      <text:p text:style-name="P31"/>
      <text:h text:style-name="Heading_20_2" text:outline-level="2"><text:bookmark-start text:name="__RefHeading___Toc770_2603846042"/>1.1. Propósito<text:bookmark-end text:name="__RefHeading___Toc770_2603846042"/></text:h>
      <text:p text:style-name="P32"><text:tab/>Este documento se redacto ante la necesidad de la organización Omnicare quien solicito una tienda en línea para uso comercial, y por medio del presente, se redactaran los requisitos de la primera versión del proyecto.</text:p>
      <text:p text:style-name="P32"/>
      <text:h text:style-name="Heading_20_2" text:outline-level="2"><text:bookmark-start text:name="__RefHeading___Toc772_2603846042"/>1.2. Ámbito del proyecto<text:bookmark-end text:name="__RefHeading___Toc772_2603846042"/></text:h>
      <text:p text:style-name="P29"><text:tab/>La tienda tiene el propósito de atraer a mas consumidores de productos Omnilife a la tienda por medio de la venta en línea de los productos además de tener un mayor alcance para las promociones y otros productos ofertados por la misma organización.</text:p>
      <text:p text:style-name="P29"/>
      <text:h text:style-name="Heading_20_2" text:outline-level="2"><text:bookmark-start text:name="__RefHeading___Toc774_2603846042"/>1.3. Definiciones, Acrónimos y abreviaturas<text:bookmark-end text:name="__RefHeading___Toc774_2603846042"/></text:h>
      <text:list xml:id="list1968355187" text:style-name="L3">
        <text:list-item>
          <text:p text:style-name="P20">RF: Requisito Funcional</text:p>
        </text:list-item>
        <text:list-item>
          <text:p text:style-name="P20">RNF : Requisito No Funcional</text:p>
        </text:list-item>
      </text:list>
      <text:h text:style-name="Heading_20_2" text:outline-level="2"><text:bookmark-start text:name="__RefHeading___Toc776_2603846042"/>1.4. Referencias<text:bookmark-end text:name="__RefHeading___Toc776_2603846042"/></text:h>
      <text:list xml:id="list30811521" text:style-name="L4">
        <text:list-item>
          <text:p text:style-name="P21">Documento de modelado de personas</text:p>
        </text:list-item>
      </text:list>
      <text:h text:style-name="Heading_20_2" text:outline-level="2"><text:bookmark-start text:name="__RefHeading___Toc778_2603846042"/>1.5. Visión general del documento<text:bookmark-end text:name="__RefHeading___Toc778_2603846042"/></text:h>
      <text:p text:style-name="P18"><text:tab/><text:span text:style-name="T2">Este documento se divide en 3 secciones; La primera sección se enfoca en introducir el documento y presentar cual es el objetivo del mismo así como introducir los acrónimos utilizados por el mismo; la segunda sección es la descripción general donde se describe el contexto del producto y sus requisitos; en la última sección se describe con detalle los requisitos a trabajar con los cuales se usaran de base para la primera versión de la tienda.</text:span></text:p>
      <text:h text:style-name="Heading_20_2" text:outline-level="2"><text:bookmark-start text:name="__RefHeading___Toc780_2603846042"/>2. Descripción general<text:bookmark-end text:name="__RefHeading___Toc780_2603846042"/></text:h>
      <text:p text:style-name="P18"/>
      <text:h text:style-name="Heading_20_2" text:outline-level="2"><text:bookmark-start text:name="__RefHeading___Toc782_2603846042"/>2.1. Perspectiva del producto<text:bookmark-end text:name="__RefHeading___Toc782_2603846042"/></text:h>
      <text:p text:style-name="P22"><text:tab/>La tienda online busca facilitar la venta de productos de omnilife a través de la red por medio de la web o por medio de aplicaciones móviles, por lo que se desplegará la tienda en la infraestructura de Firebase de Google.</text:p>
      <text:h text:style-name="Heading_20_2" text:outline-level="2"><text:bookmark-start text:name="__RefHeading___Toc784_2603846042"/>2.2. Funciones del producto<text:bookmark-end text:name="__RefHeading___Toc784_2603846042"/></text:h>
      <text:list xml:id="list157142871" text:style-name="L6">
        <text:list-item>
          <text:p text:style-name="P13">Alta de catálogos. <text:span text:style-name="T3">Los catálogos deben ser dados de alta por el personal de la organización para que los productos puedan incluirlo.</text:span></text:p>
        </text:list-item>
        <text:list-item>
          <text:p text:style-name="P13"><text:soft-page-break/>Publicación de productos. <text:span text:style-name="T3">El personal de la empresa debe tener la capacidad de publicar nuevos productos en los catálogos publicados por la empresa</text:span></text:p>
        </text:list-item>
        <text:list-item>
          <text:p text:style-name="P13">Publicación de promociones. <text:span text:style-name="T3">El personal de la empresa publicará las promociones con fecha de vencimiento (si aplica) y con una descripción. Es de hacerse notar que los descuentos no están contemplados en la aplicación dado que la distribución de productos Omnilife prohíbe vender a precios inferiores de los públicos</text:span></text:p>
        </text:list-item>
        <text:list-item>
          <text:p text:style-name="P13">Selección de productos. <text:span text:style-name="T4">Los productos al ser seleccionados por el usuario final, podrán observar las características a detalle de los mismos, así como sus ingredientes.</text:span></text:p>
        </text:list-item>
        <text:list-item>
          <text:p text:style-name="P13">Carrito de compras. <text:span text:style-name="T4">Cuando el usuario final decide adquirir el producto puede agregarlo a un carrito de compras el cual contiene el resumen de todos los productos que quiere comprar.</text:span></text:p>
        </text:list-item>
        <text:list-item>
          <text:p text:style-name="P13">Venta en línea. <text:span text:style-name="T4">Al finalizar el proceso de selección y pagar, el cliente puede pagar por medio de tarjeta de crédito o débito para adquirir sus productos</text:span></text:p>
        </text:list-item>
        <text:list-item>
          <text:p text:style-name="P13">Historial de compras. <text:span text:style-name="T4">Al finalizar el proceso de compra. El usuario final puede revisar su historial de compras con el detalle de que consiste cada compra, fecha y el estado de la compra.</text:span></text:p>
        </text:list-item>
      </text:list>
      <text:h text:style-name="Heading_20_2" text:outline-level="2"><text:bookmark-start text:name="__RefHeading___Toc786_2603846042"/>2.3. Características de los usuarios<text:bookmark-end text:name="__RefHeading___Toc786_2603846042"/></text:h>
      <text:p text:style-name="P23"><text:tab/>Para el diseño centrado en el usuario se consideraron los siguientes perfiles:</text:p>
      <text:p text:style-name="P14">[Revisar documento de modelado de personas]</text:p>
      <text:h text:style-name="Heading_20_2" text:outline-level="2"><text:bookmark-start text:name="__RefHeading___Toc788_2603846042"/>2.4. Restricciones<text:bookmark-end text:name="__RefHeading___Toc788_2603846042"/></text:h>
      <text:p text:style-name="P19"><text:tab/><text:span text:style-name="T6">Las restricciones en tiempo, presupuesto, entorno, infraestructura y personal requiero que la tienda se desarrolle bajo las siguientes restricciones:</text:span></text:p>
      <text:list xml:id="list561841081" text:style-name="L8">
        <text:list-item>
          <text:p text:style-name="P24">Se utilizarán herramientas de desarrollo con una licencia que permita su uso sin costo inicial, en sí, no debería representar una perdida en funcionalidades de la aplicación, sin embargo es de hacerse notar esta restricción, pues, infiere en la selección de herramientas de trabajo en el equipo.</text:p>
        </text:list-item>
        <text:list-item>
          <text:p text:style-name="P24">Dadas las solicitudes de la organización, la tienda en línea será desplegada en la plataforma de Google cloud a través de Firebase, esto debido a la facilidad de uso de la plataforma y la facilidad de reiteración de la aplicación.</text:p>
        </text:list-item>
        <text:list-item>
          <text:p text:style-name="P24">De forma inicial, sólo los clientes que se registren podrán ver el catálogo y acceder a todas las funcionalidades del usuario final de la tienda en línea.</text:p>
        </text:list-item>
        <text:list-item>
          <text:p text:style-name="P24">El personal no puede registrarse en el sistema. Tiene que ser dado de alta por algún administrador.</text:p>
        </text:list-item>
        <text:list-item>
          <text:p text:style-name="P24">El personal que está debajo de la administración sólo podrá añadir artículos a los catálogos de la tienda en línea.</text:p>
        </text:list-item>
      </text:list>
      <text:h text:style-name="Heading_20_2" text:outline-level="2"><text:bookmark-start text:name="__RefHeading___Toc790_2603846042"/>2.5. Suposiciones y dependencias<text:bookmark-end text:name="__RefHeading___Toc790_2603846042"/></text:h>
      <text:p text:style-name="P23">Suposiciones acerca de los factores que afectan o forman parte del entorno de la tienda:</text:p>
      <text:list xml:id="list3718613679" text:style-name="L9">
        <text:list-item>
          <text:p text:style-name="P25">El idioma por defecto es el español, pues la organización sólo vende a nivel nacional(México) los productos de omnilife, por lo que se asume que el cliente principal de la organización es hispanohablante.</text:p>
        </text:list-item>
        <text:list-item>
          <text:p text:style-name="P25">La aplicación será utilizada por personas mayores de edad y menores de la tercera edad (28-65) interesados en los productos de omnilife y que buscan un proveedor del producto que sean clientes de Omnilife u Omnicare directamente.</text:p>
        </text:list-item>
        <text:list-item>
          <text:p text:style-name="P25"><text:soft-page-break/>En su primera versión, la tienda será lanzada como una aplicación web para navegadores con soporte para Ecmascript 6 y los estándares modernos de css3 y html5.</text:p>
        </text:list-item>
      </text:list>
      <text:h text:style-name="Heading_20_1" text:outline-level="1"><text:bookmark-start text:name="__RefHeading___Toc792_2603846042"/>3. Requisitos Específicos<text:bookmark-end text:name="__RefHeading___Toc792_2603846042"/></text:h>
      <text:p text:style-name="P19"/>
      <text:h text:style-name="Heading_20_2" text:outline-level="2"><text:bookmark-start text:name="__RefHeading___Toc794_2603846042"/>3.1. Interfaces externas<text:bookmark-end text:name="__RefHeading___Toc794_2603846042"/></text:h>
      <text:p text:style-name="P26"><text:tab/>La primera versión de la tienda al ser una aplicación web, requiere <text:span text:style-name="T7">una plataforma para desplegarse, y la cual pueda utilizarse para trabajar la aplicación y su futura escalabilidad.</text:span></text:p>
      <text:h text:style-name="Heading_20_2" text:outline-level="2"><text:bookmark-start text:name="__RefHeading___Toc796_2603846042"/>3.2. Funciones<text:bookmark-end text:name="__RefHeading___Toc796_2603846042"/></text:h>
      <text:p text:style-name="P19"/>
      <text:h text:style-name="Heading_20_3" text:outline-level="3"><text:bookmark-start text:name="__RefHeading___Toc798_2603846042"/>3.2.1. Requisitos funcionales<text:bookmark-end text:name="__RefHeading___Toc798_2603846042"/></text:h>
      <text:p text:style-name="P19"><text:tab/><text:span text:style-name="T9">Requisitos funcionales relacionados al personal de la tienda</text:span></text:p>
      <text:list xml:id="list2990581709" text:style-name="L11">
        <text:list-item>
          <text:p text:style-name="P27"><text:span text:style-name="T8">RF01. </text:span><text:span text:style-name="T11">El personal debe de ser capaz </text:span><text:span text:style-name="T12">de publicar los productos en una categoría</text:span></text:p>
        </text:list-item>
        <text:list-item>
          <text:p text:style-name="P27"><text:span text:style-name="T8">RF02. </text:span><text:span text:style-name="T12">Los administradores pueden dar de alta las categorías asociadas</text:span></text:p>
        </text:list-item>
        <text:list-item>
          <text:p text:style-name="P27"><text:span text:style-name="T8">RF03. </text:span><text:span text:style-name="T12">Los administradores pueden cancelar compras cerradas</text:span></text:p>
        </text:list-item>
        <text:list-item>
          <text:p text:style-name="P15">RF04. <text:span text:style-name="T3">Los administradores pueden reactivar compras ya cerradas</text:span></text:p>
        </text:list-item>
        <text:list-item>
          <text:p text:style-name="P15">RF05. <text:span text:style-name="T3">Los administradores pueden modificar las categorías ya existentes.</text:span></text:p>
        </text:list-item>
        <text:list-item>
          <text:p text:style-name="P15">RF06. <text:span text:style-name="T3">El personal puede modificar los productos ya publicados</text:span></text:p>
        </text:list-item>
        <text:list-item>
          <text:p text:style-name="P15">RF07. <text:span text:style-name="T3">Los productos sólo pueden ser dados de baja en el sistema.</text:span></text:p>
        </text:list-item>
        <text:list-item>
          <text:p text:style-name="P15">RF08. <text:span text:style-name="T3">Los administradores pueden dar de alta las cuentas <text:s/>de personal</text:span></text:p>
        </text:list-item>
        <text:list-item>
          <text:p text:style-name="P15">RF09. <text:span text:style-name="T3">Los administradores pueden dar de baja cuentas de personal o inhabilitarlas</text:span></text:p>
        </text:list-item>
        <text:list-item>
          <text:p text:style-name="P15">RF10. <text:span text:style-name="T3">Los administradores pueden cancelar cuentas de clientes</text:span></text:p>
        </text:list-item>
      </text:list>
      <text:p text:style-name="P19"><text:span text:style-name="T9"><text:tab/>Requisitos funcionales relacionados al usuario final</text:span></text:p>
      <text:list xml:id="list761705339" text:style-name="L13">
        <text:list-item>
          <text:p text:style-name="P28"><text:span text:style-name="T8">RF</text:span><text:span text:style-name="T10">1</text:span><text:span text:style-name="T8">1. </text:span><text:span text:style-name="T12">El cliente debe poder seleccionar un producto o promoción y poder ver su descripción</text:span></text:p>
        </text:list-item>
        <text:list-item>
          <text:p text:style-name="P16">RF12.<text:span text:style-name="T3"> El cliente puede agregar productos a su carrito de compra</text:span></text:p>
        </text:list-item>
        <text:list-item>
          <text:p text:style-name="P16">RF13. <text:span text:style-name="T3">El cliente pagará a través de tarjeta de crédito o débito</text:span></text:p>
        </text:list-item>
        <text:list-item>
          <text:p text:style-name="P16">RF14. <text:span text:style-name="T3">El cliente deberá poder acceder a su historial de compras en la empresa</text:span></text:p>
        </text:list-item>
        <text:list-item>
          <text:p text:style-name="P16">RF15. <text:span text:style-name="T3">El cliente deberá poder enviar un correo a soporte </text:span><text:span text:style-name="T5">técnico</text:span></text:p>
        </text:list-item>
      </text:list>
      <text:h text:style-name="Heading_20_3" text:outline-level="3"><text:bookmark-start text:name="__RefHeading___Toc800_2603846042"/>3.2.2. Requisitos no funcionales<text:bookmark-end text:name="__RefHeading___Toc800_2603846042"/></text:h>
      <text:list xml:id="list2623624389" text:style-name="L14">
        <text:list-item>
          <text:p text:style-name="P17">RNF01. <text:span text:style-name="T3">El usuario deberá estar registrado para poder acceder a la tienda.</text:span></text:p>
        </text:list-item>
        <text:list-item>
          <text:p text:style-name="P17">RNF02. <text:span text:style-name="T3">El usuario tiene que iniciar sesión para poder acceder al sistema de la tienda.</text:span></text:p>
        </text:list-item>
        <text:list-item>
          <text:p text:style-name="P17">RNF03. <text:span text:style-name="T3">La tienda deberá ser lanzada para navegadores con soporte para el estándar de Ecmascript 6, html5, css3.</text:span></text:p>
        </text:list-item>
        <text:list-item>
          <text:p text:style-name="P17">RNF04. <text:span text:style-name="T3">El sistema deberá poder generar un pdf para cada orden levantada.</text:span></text:p>
        </text:list-item>
        <text:list-item>
          <text:p text:style-name="P17">RNF05. <text:span text:style-name="T3">La tienda deberá de contar con un diseño responsivo adaptado las resoluciones 1200*700, 1280*720, 1920*1080 y resoluciones con una anchura menor de 480 pixeles.</text:span></text:p>
        </text:list-item>
      </text:list>
      <text:h text:style-name="Heading_20_2" text:outline-level="2"><text:bookmark-start text:name="__RefHeading___Toc802_2603846042"/><text:soft-page-break/>3.4. Requisitos de diseño<text:bookmark-end text:name="__RefHeading___Toc802_2603846042"/></text:h>
      <text:p text:style-name="P30"><text:span text:style-name="T13"><text:tab/>No hay estándares específicos que restrinjan el diseño ni entidades reguladoras ya que la disponibilidad y fiabilidad del sistema no son crític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erif" svg:font-family="'Liberation Sans Serif'"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Blank_20_with_20_Gray" draw:display-name="Blank with Gray" draw:style="linear" draw:start-color="#ffffff" draw:end-color="#dddddd" draw:start-intensity="100%" draw:end-intensity="100%" draw:angle="90deg" draw:border="75%"/>
    <draw:fill-image draw:name="Logo_5f_UADY" draw:display-name="Logo_UADY" xlink:href="Pictures/10017C8000007A330000C8BF9B77FFCAF569B09B.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4pt" fo:font-weight="bold" officeooo:rsid="00164a41" style:font-size-asian="14pt" style:font-weight-asian="bold"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draw:fill="bitmap" draw:fill-gradient-name="Blank_20_with_20_Gray" draw:gradient-step-count="0" draw:fill-image-name="Logo_5f_UADY" draw:opacity="5%" draw:fill-image-width="80%" draw:fill-image-height="100%" style:repeat="no-repeat" draw:fill-image-ref-point="center" style:footnote-max-height="0cm">
        <style:background-image xlink:href="Pictures/10017C8000007A330000C8BF9B77FFCAF569B09B.sv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gradient-name="Blank_20_with_20_Gray" draw:gradient-step-count="0" draw:fill-image-name="Logo_5f_UADY" draw:opacity="5%" draw:fill-image-width="80%" draw:fill-image-height="100%" style:repeat="no-repeat" draw:fill-image-ref-point="center" draw:background-size="border"/>
    </style:style>
  </office:automatic-styles>
  <office:master-styles>
    <style:master-page style:name="Standard" style:page-layout-name="Mpm1" draw:style-name="Mdp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6T20:55:36.757000000</meta:creation-date>
    <meta:generator>LibreOffice/7.1.5.2$Windows_X86_64 LibreOffice_project/85f04e9f809797b8199d13c421bd8a2b025d52b5</meta:generator>
    <dc:date>2021-09-27T00:30:33.881000000</dc:date>
    <meta:editing-duration>PT28M36S</meta:editing-duration>
    <meta:editing-cycles>7</meta:editing-cycles>
    <meta:document-statistic meta:table-count="0" meta:image-count="0" meta:object-count="0" meta:page-count="6" meta:paragraph-count="93" meta:word-count="1222" meta:character-count="7443" meta:non-whitespace-character-count="6341"/>
  </office:meta>
</office:document-meta>
</file>